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4cad" officeooo:paragraph-rsid="00084cad" style:font-size-asian="14pt" style:font-size-complex="14pt"/>
    </style:style>
    <style:style style:name="P2" style:family="paragraph" style:parent-style-name="Standard">
      <style:text-properties fo:font-size="14pt" officeooo:rsid="000a484e" officeooo:paragraph-rsid="000a484e" style:font-size-asian="14pt" style:font-size-complex="14pt"/>
    </style:style>
    <style:style style:name="P3" style:family="paragraph" style:parent-style-name="Standard">
      <style:text-properties fo:font-size="14pt" officeooo:rsid="000a8287" officeooo:paragraph-rsid="000a8287" style:font-size-asian="14pt" style:font-size-complex="14pt"/>
    </style:style>
    <style:style style:name="P4" style:family="paragraph" style:parent-style-name="Standard">
      <style:text-properties fo:font-size="14pt" officeooo:rsid="000bfb2f" officeooo:paragraph-rsid="000bfb2f" style:font-size-asian="14pt" style:font-size-complex="14pt"/>
    </style:style>
    <style:style style:name="P5" style:family="paragraph" style:parent-style-name="Standard">
      <style:text-properties fo:font-size="14pt" officeooo:rsid="000c99db" officeooo:paragraph-rsid="000c99db" style:font-size-asian="14pt" style:font-size-complex="14pt"/>
    </style:style>
    <style:style style:name="P6" style:family="paragraph" style:parent-style-name="Standard">
      <style:text-properties fo:font-size="14pt" officeooo:rsid="000d5671" officeooo:paragraph-rsid="000c99db" style:font-size-asian="14pt" style:font-size-complex="14pt"/>
    </style:style>
    <style:style style:name="P7" style:family="paragraph" style:parent-style-name="Standard">
      <style:text-properties fo:font-size="14pt" officeooo:rsid="000d5671" officeooo:paragraph-rsid="000d567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ctions libératrice: droit de speuples à disposer d’eux même.</text:p>
      <text:p text:style-name="P1"/>
      <text:p text:style-name="P2">Il y aura une guerilla mené par le front de libération nationale</text:p>
      <text:p text:style-name="P2"/>
      <text:p text:style-name="P3">La france envoie des jeunes soldats qui font leurs service militaire</text:p>
      <text:p text:style-name="P3"/>
      <text:p text:style-name="P4">la guerre d’algérie commence le 1er novembre 54 (la toussain rouge) avec un soulevement du fln,</text:p>
      <text:p text:style-name="P4">cette guerre est nomée les evenements d’algérie au début.</text:p>
      <text:p text:style-name="P4">Le fln prone la lutte armée avec l’armée de libération nationale.</text:p>
      <text:p text:style-name="P4"/>
      <text:p text:style-name="P5">C’est un afrontement entre une armée régulière mais qui fonctionne avec de jeunes soldats qui font leurs services militaires qu’on appelle les appelée du containgeant.</text:p>
      <text:p text:style-name="P5">Les harkis sont des suplétif algériens qui ont combatu avec la france pendant la guerre d’algérie ne vont plus pouvoir vivre en algérie parcequ’ils sont menacées de morts.</text:p>
      <text:p text:style-name="P5"/>
      <text:p text:style-name="P5">Il y a aussi un conflit entre algérien.</text:p>
      <text:p text:style-name="P6"/>
      <text:p text:style-name="P7">Ces évenements d’algérie vont causée la fin de la quatrième républiq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35:08.772327147</meta:creation-date>
    <meta:generator>LibreOffice/7.5.0.3$Linux_X86_64 LibreOffice_project/50$Build-3</meta:generator>
    <dc:date>2023-02-28T10:34:13.882580254</dc:date>
    <meta:editing-duration>PT9M34S</meta:editing-duration>
    <meta:editing-cycles>6</meta:editing-cycles>
    <meta:document-statistic meta:table-count="0" meta:image-count="0" meta:object-count="0" meta:page-count="1" meta:paragraph-count="10" meta:word-count="140" meta:character-count="857" meta:non-whitespace-character-count="727"/>
  </office:meta>
</office:document-meta>
</file>